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objectwithoutfill">
      <style:graphic-properties draw:stroke="none" svg:stroke-width="0cm" draw:marker-start-width="0.3cm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stroke="none" draw:fill="none" draw:textarea-horizontal-align="center" draw:textarea-vertical-align="middle"/>
    </style:style>
    <style:style style:name="gr5" style:family="graphic" style:parent-style-name="objectwithoutfill">
      <style:graphic-properties draw:stroke="none" svg:stroke-color="#b80047" draw:fill="none" draw:textarea-horizontal-align="center" draw:textarea-vertical-align="middle"/>
    </style:style>
    <style:style style:name="gr6" style:family="graphic" style:parent-style-name="objectwithoutfill">
      <style:graphic-properties draw:stroke="none" draw:fill="none" draw:textarea-horizontal-align="left" draw:textarea-vertical-align="middle"/>
    </style:style>
    <style:style style:name="gr7" style:family="graphic" style:parent-style-name="objectwithoutfill">
      <style:graphic-properties draw:stroke="none" draw:fill="none" draw:textarea-horizontal-align="left" draw:textarea-vertical-align="top"/>
    </style:style>
    <style:style style:name="gr8" style:family="graphic" style:parent-style-name="objectwithoutfill">
      <style:graphic-properties draw:stroke="none" draw:fill="none" draw:textarea-horizontal-align="right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300dc"/>
    </style:style>
    <style:style style:name="P3" style:family="paragraph">
      <style:paragraph-properties fo:text-align="center"/>
      <style:text-properties fo:color="#b3b300"/>
    </style:style>
    <style:style style:name="P4" style:family="paragraph">
      <style:paragraph-properties fo:text-align="center"/>
      <style:text-properties fo:color="#b80047"/>
    </style:style>
    <style:style style:name="P5" style:family="paragraph">
      <style:paragraph-properties fo:text-align="center"/>
      <style:text-properties fo:color="#6b2394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4p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end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color="#008080" fo:font-weight="bold" style:font-weight-asian="bold" style:font-weight-complex="bold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2300dc"/>
    </style:style>
    <style:style style:name="T2" style:family="text">
      <style:text-properties fo:color="#b3b300"/>
    </style:style>
    <style:style style:name="T3" style:family="text">
      <style:text-properties fo:color="#b80047"/>
    </style:style>
    <style:style style:name="T4" style:family="text">
      <style:text-properties fo:color="#6b2394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2300dc" fo:font-size="14pt" style:font-size-asian="14pt" style:font-size-complex="14pt"/>
    </style:style>
    <style:style style:name="T7" style:family="text">
      <style:text-properties fo:color="#b3b300" fo:font-size="14pt" style:font-size-asian="14pt" style:font-size-complex="14pt"/>
    </style:style>
    <style:style style:name="T8" style:family="text">
      <style:text-properties fo:color="#b80047" fo:font-size="14pt" style:font-size-asian="14pt" style:font-size-complex="14pt"/>
    </style:style>
    <style:style style:name="T9" style:family="text">
      <style:text-properties fo:color="#6b2394" fo:font-size="14pt" style:font-size-asian="14pt" style:font-size-complex="14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b3b300" fo:font-size="12pt" style:font-size-asian="12pt" style:font-size-complex="12pt"/>
    </style:style>
    <style:style style:name="T12" style:family="text">
      <style:text-properties fo:color="#b80047" fo:font-size="12pt" style:font-size-asian="12pt" style:font-size-complex="12pt"/>
    </style:style>
    <style:style style:name="T13" style:family="text">
      <style:text-properties fo:color="#6b2394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8080"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2.068cm" svg:height="16.807cm" svg:x="12.807cm" svg:y="3.095cm" svg:viewBox="0 0 12069 16808" svg:d="m0 6985v-3810c0-1753 1422-3175 3175-3175h5715c1753 0 3175 1422 3175 3175v3810c0 101-5 202-14 301 12 187 18 377 18 568v1525c0 4102-2701 7429-6032 7429h-1c-3331 0-6032-3327-6032-7429v-1525c0-176 5-350 15-522-13-114-19-230-19-347z">
          <text:p/>
        </draw:path>
        <draw:rect draw:style-name="gr2" draw:text-style-name="P1" draw:layer="layout" svg:width="3.757cm" svg:height="1.975cm" svg:x="17.055cm" svg:y="2.073cm" draw:corner-radius="0.455cm">
          <text:p/>
        </draw:rect>
        <draw:rect draw:style-name="gr2" draw:text-style-name="P1" draw:layer="layout" svg:width="3.239cm" svg:height="3.239cm" svg:x="17.192cm" svg:y="6.46cm" draw:corner-radius="1.588cm">
          <text:p/>
        </draw:rect>
        <draw:rect draw:style-name="gr2" draw:text-style-name="P1" draw:layer="layout" svg:width="2.297cm" svg:height="2.864cm" svg:x="21.563cm" svg:y="6.651cm" draw:corner-radius="0.455cm">
          <text:p/>
        </draw:rect>
        <draw:rect draw:style-name="gr2" draw:text-style-name="P1" draw:layer="layout" svg:width="2.297cm" svg:height="2.864cm" svg:x="13.879cm" svg:y="6.678cm" draw:corner-radius="0.455cm">
          <text:p/>
        </draw:rect>
        <draw:rect draw:style-name="gr2" draw:text-style-name="P1" draw:layer="layout" svg:width="2.297cm" svg:height="2.864cm" draw:transform="rotate (-0.51679199151661) translate (21.358cm 9.818cm)" draw:corner-radius="0.455cm">
          <text:p/>
        </draw:rect>
        <draw:rect draw:style-name="gr2" draw:text-style-name="P1" draw:layer="layout" svg:width="2.297cm" svg:height="2.864cm" draw:transform="rotate (0.514173997637432) translate (14.478cm 10.929cm)" draw:corner-radius="0.455cm">
          <text:p/>
        </draw:rect>
        <draw:rect draw:style-name="gr2" draw:text-style-name="P1" draw:layer="layout" svg:width="2.297cm" svg:height="2.864cm" draw:transform="rotate (0.547335253425318) translate (12.388cm 16.158cm)" draw:corner-radius="0.455cm">
          <text:p/>
        </draw:rect>
        <draw:rect draw:style-name="gr2" draw:text-style-name="P1" draw:layer="layout" svg:width="2.297cm" svg:height="2.864cm" svg:x="7.667cm" svg:y="8.451cm" draw:corner-radius="0.455cm">
          <text:p/>
        </draw:rect>
        <draw:rect draw:style-name="gr2" draw:text-style-name="P1" draw:layer="layout" svg:width="2.297cm" svg:height="3.619cm" svg:x="4.068cm" svg:y="8.112cm" draw:corner-radius="0.455cm">
          <text:p/>
        </draw:rect>
        <draw:rect draw:style-name="gr2" draw:text-style-name="P1" draw:layer="layout" svg:width="2.297cm" svg:height="2.864cm" draw:transform="rotate (0.344527994343616) translate (7.802cm 12.296cm)" draw:corner-radius="0.455cm">
          <text:p/>
        </draw:rect>
        <draw:rect draw:style-name="gr2" draw:text-style-name="P1" draw:layer="layout" svg:width="2.297cm" svg:height="3.619cm" draw:transform="rotate (0.344527994343616) translate (4.3cm 13.193cm)" draw:corner-radius="0.455cm">
          <text:p/>
        </draw:rect>
        <draw:rect draw:style-name="gr2" draw:text-style-name="P1" draw:layer="layout" svg:width="2.297cm" svg:height="2.864cm" draw:transform="rotate (-0.350287580876383) translate (8.839cm 4.704cm)" draw:corner-radius="0.455cm">
          <text:p/>
        </draw:rect>
        <draw:rect draw:style-name="gr2" draw:text-style-name="P1" draw:layer="layout" svg:width="2.297cm" svg:height="3.619cm" draw:transform="rotate (-0.350287580876383) translate (5.575cm 3.151cm)" draw:corner-radius="0.455cm">
          <text:p/>
        </draw:rect>
        <draw:rect draw:style-name="gr3" draw:text-style-name="P2" draw:layer="Function Text" svg:width="3.747cm" svg:height="2.54cm" svg:x="4.03cm" svg:y="3.984cm">
          <text:p text:style-name="P1"><text:span text:style-name="T1">Blue</text:span></text:p>
        </draw:rect>
        <draw:rect draw:style-name="gr4" draw:text-style-name="P3" draw:layer="Function Text" svg:width="3.747cm" svg:height="2.54cm" svg:x="3.386cm" svg:y="8.683cm">
          <text:p text:style-name="P1"><text:span text:style-name="T2">Yellow</text:span></text:p>
        </draw:rect>
        <draw:rect draw:style-name="gr5" draw:text-style-name="P4" draw:layer="Function Text" svg:width="3.747cm" svg:height="2.54cm" svg:x="4.066cm" svg:y="13.255cm">
          <text:p text:style-name="P1"><text:span text:style-name="T3">Red</text:span></text:p>
        </draw:rect>
        <draw:rect draw:style-name="gr4" draw:text-style-name="P5" draw:layer="Function Text" svg:width="3.747cm" svg:height="2.54cm" svg:x="7.511cm" svg:y="5.318cm">
          <text:p text:style-name="P1"><text:span text:style-name="T4">Altitude</text:span></text:p>
        </draw:rect>
        <draw:rect draw:style-name="gr4" draw:text-style-name="P5" draw:layer="Function Text" svg:width="3.747cm" svg:height="2.54cm" svg:x="7.067cm" svg:y="8.62cm">
          <text:p text:style-name="P1"><text:span text:style-name="T4">Attitude</text:span></text:p>
        </draw:rect>
        <draw:rect draw:style-name="gr4" draw:text-style-name="P5" draw:layer="Function Text" svg:width="3.747cm" svg:height="2.54cm" svg:x="7.321cm" svg:y="11.985cm">
          <text:p text:style-name="P1"><text:span text:style-name="T4">Speed</text:span></text:p>
        </draw:rect>
        <draw:rect draw:style-name="gr4" draw:text-style-name="P6" draw:layer="Function Text" svg:width="3.747cm" svg:height="2.54cm" svg:x="17.065cm" svg:y="1.708cm">
          <text:p text:style-name="P1"><text:span text:style-name="T5">Control Key</text:span></text:p>
          <text:p text:style-name="P1"><text:span text:style-name="T6">APU Power</text:span></text:p>
          <text:p text:style-name="P1"><text:span text:style-name="T7">Reset MWS Warning</text:span></text:p>
          <text:p text:style-name="P1"><text:span text:style-name="T8">Toggle ACS Control</text:span></text:p>
          <text:p text:style-name="P1"><text:span text:style-name="T9">Engage at Current Value</text:span></text:p>
        </draw:rect>
        <draw:rect draw:style-name="gr4" draw:text-style-name="P8" draw:layer="Function Text" svg:width="3.747cm" svg:height="2.54cm" svg:x="11.793cm" svg:y="6.905cm">
          <text:p text:style-name="P7"><text:span text:style-name="T10">RCS <text:s/>Backward</text:span></text:p>
          <text:p text:style-name="P7"><text:span text:style-name="T6">Max Reverse Thrust</text:span></text:p>
          <text:p text:style-name="P7"><text:span text:style-name="T7">HUD color</text:span></text:p>
          <text:p text:style-name="P7"><text:span text:style-name="T8">Retro Doors</text:span></text:p>
          <text:p text:style-name="P7"><text:span text:style-name="T9">Increase Large</text:span></text:p>
        </draw:rect>
        <draw:rect draw:style-name="gr4" draw:text-style-name="P10" draw:layer="Function Text" svg:width="3.747cm" svg:height="2.54cm" svg:x="22.51cm" svg:y="6.942cm">
          <text:p text:style-name="P9"><text:span text:style-name="T10">RCS <text:s/>Forward</text:span></text:p>
          <text:p text:style-name="P9"><text:span text:style-name="T6">Max Forward Thrust</text:span></text:p>
          <text:p text:style-name="P9"><text:span text:style-name="T7">Incr HUD brightness</text:span></text:p>
          <text:p text:style-name="P9"><text:span text:style-name="T8">Docking Port</text:span></text:p>
          <text:p text:style-name="P9"><text:span text:style-name="T9">Increase Small</text:span></text:p>
        </draw:rect>
        <draw:rect draw:style-name="gr4" draw:text-style-name="P6" draw:layer="Function Text" svg:width="3.747cm" svg:height="2.54cm" svg:x="20.54cm" svg:y="10.371cm">
          <text:p text:style-name="P1"><text:span text:style-name="T5">Airbrake</text:span></text:p>
          <text:p text:style-name="P1"><text:span text:style-name="T6">Right wheel brake</text:span></text:p>
          <text:p text:style-name="P1"><text:span text:style-name="T7">Decr HUD brightness</text:span></text:p>
          <text:p text:style-name="P1"><text:span text:style-name="T8">SCRAM Doors</text:span></text:p>
          <text:p text:style-name="P1"><text:span text:style-name="T9">Decrease Small</text:span></text:p>
        </draw:rect>
        <draw:rect draw:style-name="gr4" draw:text-style-name="P6" draw:layer="Function Text" svg:width="3.747cm" svg:height="2.54cm" svg:x="13.427cm" svg:y="10.434cm">
          <text:p text:style-name="P1"><text:span text:style-name="T5">Kill main thrust</text:span></text:p>
          <text:p text:style-name="P1"><text:span text:style-name="T6">Left wheel brake</text:span></text:p>
          <text:p text:style-name="P1"><text:span text:style-name="T8">Gear</text:span></text:p>
          <text:p text:style-name="P1"><text:span text:style-name="T9">Decrease Large</text:span></text:p>
        </draw:rect>
        <draw:rect draw:style-name="gr4" draw:text-style-name="P6" draw:layer="Function Text" svg:width="3.747cm" svg:height="2.54cm" svg:x="12.112cm" svg:y="15.541cm">
          <text:p text:style-name="P1"><text:span text:style-name="T5">Kill rotation</text:span></text:p>
          <text:p text:style-name="P1"><text:span text:style-name="T6">Toggle Docking RCS config</text:span></text:p>
          <text:p text:style-name="P1"><text:span text:style-name="T8">Toggle Simulation Pause</text:span></text:p>
          <text:p text:style-name="P1"><text:span text:style-name="T7">Switch HUD Mode</text:span></text:p>
          <text:p text:style-name="P1"><text:span text:style-name="T9">Toggle On/Off</text:span></text:p>
          <text:p text:style-name="P1"><text:span text:style-name="T5"/></text:p>
        </draw:rect>
        <draw:rect draw:style-name="gr4" draw:text-style-name="P11" draw:layer="Function Text" svg:width="2.413cm" svg:height="1.27cm" svg:x="15.967cm" svg:y="7.54cm">
          <text:p text:style-name="P7"><text:span text:style-name="T10">RCS Left</text:span></text:p>
          <text:p text:style-name="P7"><text:span text:style-name="T11">Prev MultiDisp</text:span></text:p>
          <text:p text:style-name="P7"><text:span text:style-name="T12">Decr SCRAM</text:span></text:p>
          <text:p text:style-name="P7"><text:span text:style-name="T13">Inc Bank</text:span></text:p>
        </draw:rect>
        <draw:rect draw:style-name="gr4" draw:text-style-name="P12" draw:layer="Function Text" svg:width="2.413cm" svg:height="1.27cm" svg:x="19.17cm" svg:y="7.54cm">
          <text:p text:style-name="P9"><text:span text:style-name="T10">RCS Right</text:span></text:p>
          <text:p text:style-name="P9"><text:span text:style-name="T11">Next MultiDisp</text:span></text:p>
          <text:p text:style-name="P9"><text:span text:style-name="T12">Incr SCRAM</text:span></text:p>
          <text:p text:style-name="P9"><text:span text:style-name="T13">Dec Bank</text:span></text:p>
        </draw:rect>
        <draw:rect draw:style-name="gr4" draw:text-style-name="P13" draw:layer="Function Text" svg:width="2.413cm" svg:height="1.27cm" svg:x="17.637cm" svg:y="9.937cm">
          <text:p text:style-name="P1"><text:span text:style-name="T14">RCS Down</text:span></text:p>
          <text:p text:style-name="P1"><text:span text:style-name="T11">Next Panel Down</text:span></text:p>
          <text:p text:style-name="P1"><text:span text:style-name="T12">Trim Down</text:span></text:p>
          <text:p text:style-name="P1"><text:span text:style-name="T13">Zero/ Auto Land</text:span></text:p>
        </draw:rect>
        <draw:rect draw:style-name="gr4" draw:text-style-name="P13" draw:layer="Function Text" svg:width="2.413cm" svg:height="1.27cm" svg:x="17.637cm" svg:y="5.143cm">
          <text:p text:style-name="P1"><text:span text:style-name="T14">RCS Up</text:span></text:p>
          <text:p text:style-name="P1"><text:span text:style-name="T11">Next Panel Up</text:span></text:p>
          <text:p text:style-name="P1"><text:span text:style-name="T12">Trim Up</text:span></text:p>
          <text:p text:style-name="P1"><text:span text:style-name="T13">AoA/ Pitch Toggle</text:span></text:p>
        </draw:rect>
        <draw:rect draw:style-name="gr6" draw:text-style-name="P14" draw:layer="layout" svg:width="15.368cm" svg:height="0.825cm" svg:x="1cm" svg:y="1.001cm">
          <text:p text:style-name="P1"><text:span text:style-name="T15">Orbiter 2010 – Altea Aerospace XR5 Controls</text:span></text:p>
        </draw:rect>
        <draw:rect draw:style-name="gr6" draw:text-style-name="P15" draw:layer="layout" svg:width="9.209cm" svg:height="1.116cm" svg:x="0.963cm" svg:y="1.508cm">
          <text:p text:style-name="P1"><text:span text:style-name="T16">Hands-On Automation Variant</text:span></text:p>
        </draw:rect>
        <draw:rect draw:style-name="gr7" draw:text-style-name="P17" draw:layer="layout" svg:width="13.145cm" svg:height="0.762cm" svg:x="1.037cm" svg:y="2.333cm">
          <text:p text:style-name="P16"><text:span text:style-name="T17">All important take-off/ landing/ docking and atmospheric flight control </text:span></text:p>
          <text:p text:style-name="P16"><text:span text:style-name="T17">is achieved by this control layout variant.</text:span></text:p>
        </draw:rect>
        <draw:rect draw:style-name="gr6" draw:text-style-name="P1" draw:layer="layout" svg:width="8.383cm" svg:height="1.524cm" svg:x="1.001cm" svg:y="19.066cm">
          <text:p text:style-name="P1">Logitech Extreme 3D Pro</text:p>
        </draw:rect>
        <draw:rect draw:style-name="gr8" draw:text-style-name="P18" draw:layer="layout" svg:width="15.368cm" svg:height="0.825cm" svg:x="11.541cm" svg:y="19.766cm">
          <text:p text:style-name="P1"><text:span text:style-name="T17">Bradley Dahl - 2014-07-19</text:span></text:p>
        </draw:rect>
        <draw:rect draw:style-name="gr7" draw:text-style-name="P17" draw:layer="layout" svg:width="3.62cm" svg:height="1.206cm" svg:x="1.036cm" svg:y="3.667cm">
          <text:p text:style-name="P16"><text:span text:style-name="T17">Use FlyByWire add-on to</text:span></text:p>
          <text:p text:style-name="P16"><text:span text:style-name="T17">set up RCS rotation </text:span></text:p>
          <text:p text:style-name="P16"><text:span text:style-name="T17">mode and aerofoil </text:span></text:p>
          <text:p text:style-name="P16"><text:span text:style-name="T17">surfaces.</text:span></text:p>
        </draw:rect>
        <draw:rect draw:style-name="gr7" draw:text-style-name="P17" draw:layer="layout" svg:width="3.62cm" svg:height="1.206cm" svg:x="1.036cm" svg:y="5.801cm">
          <text:p text:style-name="P16"><text:span text:style-name="T17">Switch to and leave</text:span></text:p>
          <text:p text:style-name="P16"><text:span text:style-name="T17">in RCS rotation</text:span></text:p>
          <text:p text:style-name="P16"><text:span text:style-name="T17">mode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utton Layout</svg:title>
      </draw:layer>
      <draw:layer draw:name="background"/>
      <draw:layer draw:name="backgroundobjects"/>
      <draw:layer draw:name="controls"/>
      <draw:layer draw:name="measurelines"/>
      <draw:layer draw:name="Function Tex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9T14:30:51.01</meta:creation-date>
    <dc:date>2014-07-19T16:00:02.10</dc:date>
    <meta:editing-duration>PT3H39M43S</meta:editing-duration>
    <meta:editing-cycles>42</meta:editing-cycles>
    <meta:generator>OpenOffice/4.0.1$Win32 OpenOffice.org_project/401m5$Build-9714</meta:generator>
    <dc:creator>Bradley Dahl</dc:creator>
    <meta:document-statistic meta:object-count="37"/>
  </office:meta>
</office:document-meta>
</file>